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fo:font-size="24pt" fo:font-weight="bold" style:font-size-asian="24pt" style:font-weight-asian="bold" style:font-name-complex="Times New Roman1" style:font-size-complex="24pt"/>
    </style:style>
    <style:style style:name="P3" style:family="paragraph" style:parent-style-name="Standard">
      <style:paragraph-properties fo:line-height="150%" fo:text-align="justify" style:justify-single-word="false"/>
      <style:text-properties fo:color="#2e74b5" fo:font-size="16pt" style:font-size-asian="16pt" style:font-name-complex="Times New Roman1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-complex="Times New Roman1" style:font-size-complex="12pt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-complex="Times New Roman1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" style:font-name-complex="Times New Roman1"/>
    </style:style>
    <style:style style:name="P8" style:family="paragraph" style:parent-style-name="Heading_20_1" style:list-style-name="WWNum1">
      <style:paragraph-properties fo:line-height="150%" fo:text-align="justify" style:justify-single-word="false"/>
      <style:text-properties style:font-name="Times New Roman" style:font-name-complex="Times New Roman1"/>
    </style:style>
    <style:style style:name="P9" style:family="paragraph" style:parent-style-name="Heading_20_1" style:list-style-name="WWNum1">
      <style:paragraph-properties fo:line-height="150%" fo:text-align="justify" style:justify-single-word="false" fo:break-before="page"/>
      <style:text-properties style:font-name="Times New Roman" style:font-name-complex="Times New Roman1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auto"/>
      <style:text-properties fo:color="#000000" fo:font-size="16pt" fo:font-weight="bold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6pt" fo:font-weight="bold" style:font-size-asian="16pt" style:font-weight-asian="bold" style:font-name-complex="Times New Roman1" style:font-size-complex="16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style:font-name-complex="Times New Roman1"/>
    </style:style>
    <style:style style:name="T1" style:family="text">
      <style:text-properties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E FEDERAL DE MINAS GERAIS</text:p>
      <text:p text:style-name="P1"/>
      <text:p text:style-name="P2"/>
      <text:p text:style-name="P2"/>
      <text:p text:style-name="P2"/>
      <text:p text:style-name="P2"/>
      <text:p text:style-name="P2">Trabalho de Estatís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elso</text:p>
      <text:p text:style-name="P1">Felipe</text:p>
      <text:p text:style-name="P1">Leandro</text:p>
      <text:p text:style-name="P1">Lucas</text:p>
      <text:p text:style-name="P1">Matheus</text:p>
      <text:p text:style-name="P1">Willian</text:p>
      <text:p text:style-name="P1"/>
      <text:p text:style-name="P3"/>
      <text:list xml:id="list1001476484632035656" text:style-name="WWNum1">
        <text:list-item>
          <text:h text:style-name="P9" text:outline-level="1">INTRODUÇÃO</text:h>
        </text:list-item>
      </text:list>
      <text:p text:style-name="P7"/>
      <text:p text:style-name="P7">Um banco de dados foi formulado a partir de um questionário aplicado na turma TN do curso de Estatística e Probabilidades, ministrado pela professora Lourdes Coral Contreras Montenegro em 2019/02.</text:p>
      <text:p text:style-name="P4"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34203082" text:continue-numbering="true" text:style-name="WWNum1">
        <text:list-item>
          <text:h text:style-name="P8" text:outline-level="1">METODOLOGIA</text:h>
        </text:list-item>
      </text:list>
      <text:p text:style-name="P7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6"><text:tab/>- Para cada variável presente (i.e – sexo, curso, altura) inicialmente apresentamos uma tabela com as frequências absoluta, relativa e acumulada. Logo após são exibimos gráficos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e/ou tipos diferentes (i.e altura e sexo) será utilizado o Coeficiente de Variação.</text:p>
      <text:list xml:id="list34197647" text:continue-numbering="true" text:style-name="WWNum1">
        <text:list-item>
          <text:h text:style-name="P9" text:outline-level="1">RESULTADOS</text:h>
        </text:list-item>
      </text:list>
      <text:p text:style-name="P7"/>
      <text:p text:style-name="P5">Blabl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bookmark text:name="_GoBack"/></text:p>
      <text:p text:style-name="P3"/>
      <text:p text:style-name="P3"/>
      <text:list xml:id="list34199128" text:continue-numbering="true" text:style-name="WWNum1">
        <text:list-item>
          <text:h text:style-name="P9" text:outline-level="1">CONCLUSÃO</text:h>
        </text:list-item>
      </text:list>
      <text:p text:style-name="P7"/>
      <text:p text:style-name="P5">Blabla</text:p>
      <text:p text:style-name="P5"/>
      <text:p text:style-name="P5"/>
      <text:p text:style-name="P3"/>
      <text:list xml:id="list34218864" text:continue-numbering="true" text:style-name="WWNum1">
        <text:list-item>
          <text:h text:style-name="P9" text:outline-level="1">Apêndice.</text:h>
        </text:list-item>
      </text:list>
      <text:p text:style-name="P7"/>
      <text:p text:style-name="P5"><text:span text:style-name="T1">“R: The Project for Statistical Computing” : </text:span><text:a xlink:type="simple" xlink:href="https://www.r-project.org/" text:style-name="Internet_20_link" text:visited-style-name="Visited_20_Internet_20_Link">https://www.r-project.org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6S</meta:editing-duration>
    <meta:editing-cycles>6</meta:editing-cycles>
    <meta:generator>OpenOffice/4.1.6$Win32 OpenOffice.org_project/416m1$Build-9790</meta:generator>
    <dc:date>2019-09-02T14:00:30.14</dc:date>
    <meta:document-statistic meta:table-count="0" meta:image-count="0" meta:object-count="0" meta:page-count="5" meta:paragraph-count="27" meta:word-count="245" meta:character-count="1644"/>
    <dc:creator>Matheus Coelho</dc:creator>
    <meta:user-defined meta:name="Info 1"/>
    <meta:user-defined meta:name="Info 2"/>
    <meta:user-defined meta:name="Info 3"/>
    <meta:user-defined meta:name="Info 4"/>
  </office:meta>
</office:document-meta>
</file>